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thOrientedRenderer.renderViewport( Viewport viewp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PathOrientedRenderer.handleRegionTraits( RegionViewport reg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athOrientedRenderer.drawImage( String url , Rectangle2D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hOrientedRenderer.drawBorders( Rectangle2D . Float borderRect , BorderProps bpsBefore , BorderProps bpsAfter , BorderProps bpsStart , BorderProps bpsEnd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96">
            <text:p text:style-name="Table_20_Contents">96</text:p>
          </table:table-cell>
          <table:table-cell office:value-type="float" office:value="155">
            <text:p text:style-name="Table_20_Contents">155</text:p>
          </table:table-cell>
        </table:table-row>
        <table:table-row>
          <table:table-cell office:value-type="string">
            <text:p text:style-name="Table_20_Contents">AbstractPathOrientedRenderer.establishTransformationMatrix(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thOrientedRenderer.renderForeignObject( ForeignObject fo , Rectangle2D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athOrientedRenderer.renderReferenceArea( Block blo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PathOrientedRenderer.drawBorders( float startx , float starty , float width , float height , BorderProps bpsBefore , BorderProps bpsAfter , BorderProps bpsStart , BorderProps bps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thOrientedRenderer.handleBlockTraits( Block b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PathOrientedRenderer.drawBackground( float startx , float starty , float width , float height , Trait . Background back , BorderProps bpsBefore , BorderProps bpsAfter , BorderProps bpsStart , BorderProps bpsEnd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4">
            <text:p text:style-name="Table_20_Contents">44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AbstractPathOrientedRenderer.renderFlow( NormalFlow flo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PathOrientedRenderer.drawBackAndBorders( Area area , float startx , float starty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thOrientedRenderer.drawBackAndBorders( Area backgroundArea , Area borderArea , float startx , float starty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athOrientedRenderer.renderTextDecoration( FontMetrics fm , int fontsize , InlineArea inline , int baseline , int start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PathOrientedRenderer.renderInlineAreaBackAndBorders( InlineArea are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PathOrientedRenderer.renderBlockViewport( BlockViewport bv , List children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7">
            <text:p text:style-name="Table_20_Contents">27</text:p>
          </table:table-cell>
          <table:table-cell office:value-type="float" office:value="84">
            <text:p text:style-name="Table_20_Contents">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